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aipur Prediction 1 result" table:style-name="ta1">
        <table:shapes>
          <draw:frame draw:z-index="0" draw:style-name="gr1" draw:text-style-name="P1" svg:width="159.99mm" svg:height="89.99mm" svg:x="56.25mm" svg:y="1mm">
            <draw:object draw:notify-on-update-of-ranges="'Jaipur Prediction 1 result'.A1:'Jaipur Prediction 1 result'.A1 'Jaipur Prediction 1 result'.A2:'Jaipur Prediction 1 result'.A8 'Jaipur Prediction 1 result'.C1:'Jaipur Prediction 1 result'.C1 'Jaipur Prediction 1 result'.C2:'Jaipur Prediction 1 result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dicti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ctual</text:p>
          </table:table-cell>
        </table:table-row>
        <table:table-row table:style-name="ro1">
          <table:table-cell office:value-type="float" office:value="153.623057493855" calcext:value-type="float">
            <text:p>153.623057493855</text:p>
          </table:table-cell>
          <table:table-cell office:value-type="float" office:value="800" calcext:value-type="float">
            <text:p>8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3.622995388291" calcext:value-type="float">
            <text:p>153.622995388291</text:p>
          </table:table-cell>
          <table:table-cell office:value-type="float" office:value="801" calcext:value-type="float">
            <text:p>8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3.622865601633" calcext:value-type="float">
            <text:p>153.622865601633</text:p>
          </table:table-cell>
          <table:table-cell office:value-type="float" office:value="802" calcext:value-type="float">
            <text:p>8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3.623263364996" calcext:value-type="float">
            <text:p>153.623263364996</text:p>
          </table:table-cell>
          <table:table-cell office:value-type="float" office:value="803" calcext:value-type="float">
            <text:p>80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3.622049170403" calcext:value-type="float">
            <text:p>153.622049170403</text:p>
          </table:table-cell>
          <table:table-cell office:value-type="float" office:value="804" calcext:value-type="float">
            <text:p>80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3.623696011693" calcext:value-type="float">
            <text:p>153.623696011693</text:p>
          </table:table-cell>
          <table:table-cell office:value-type="float" office:value="805" calcext:value-type="float">
            <text:p>8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3.62220261125" calcext:value-type="float">
            <text:p>153.62220261125</text:p>
          </table:table-cell>
          <table:table-cell office:value-type="float" office:value="806" calcext:value-type="float">
            <text:p>806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21:44:50.181505065</dc:date>
    <meta:editing-duration>PT1M31S</meta:editing-duration>
    <meta:editing-cycles>1</meta:editing-cycles>
    <meta:generator>LibreOffice/6.0.7.3$Linux_X86_64 LibreOffice_project/00m0$Build-3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Jaipur AQI Prediction</text:p>
        </chart:title>
        <chart:subtitle svg:x="5.72cm" svg:y="1.275cm" chart:style-name="ch3">
          <text:p>From 4/11/19 To 11/11/19</text:p>
        </chart:subtitle>
        <chart:legend chart:legend-position="end" svg:x="13.121cm" svg:y="3.952cm" style:legend-expansion="high" chart:style-name="ch4"/>
        <chart:plot-area chart:style-name="ch5" table:cell-range-address="'Jaipur Prediction 1 result'.A1:'Jaipur Prediction 1 result'.A8 'Jaipur Prediction 1 result'.C1:'Jaipur Prediction 1 result'.C8" chart:data-source-has-labels="row" svg:x="1.331cm" svg:y="2.138cm" svg:width="11.47cm" svg:height="5.701cm">
          <chartooo:coordinate-region svg:x="1.952cm" svg:y="2.337cm" svg:width="10.569cm" svg:height="4.855cm"/>
          <chart:axis chart:dimension="x" chart:name="primary-x" chart:style-name="ch6">
            <chart:title svg:x="6.718cm" svg:y="8.019cm" chart:style-name="ch7">
              <text:p>Day</text:p>
            </chart:title>
          </chart:axis>
          <chart:axis chart:dimension="y" chart:name="primary-y" chart:style-name="ch6">
            <chart:title svg:x="0.451cm" svg:y="5.31cm" chart:style-name="ch8">
              <text:p>AQI</text:p>
            </chart:title>
            <chart:grid chart:style-name="ch9" chart:class="major"/>
          </chart:axis>
          <chart:series chart:style-name="ch10" chart:values-cell-range-address="'Jaipur Prediction 1 result'.A2:'Jaipur Prediction 1 result'.A8" chart:label-cell-address="'Jaipur Prediction 1 result'.A1:'Jaipur Prediction 1 result'.A1" chart:class="chart:line">
            <chart:data-point chart:repeated="7"/>
          </chart:series>
          <chart:series chart:style-name="ch11" chart:values-cell-range-address="'Jaipur Prediction 1 result'.C2:'Jaipur Prediction 1 result'.C8" chart:label-cell-address="'Jaipur Prediction 1 result'.C1:'Jaipur Prediction 1 result'.C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ion</text:p>
                <draw:g>
                  <svg:desc>'Jaipur Prediction 1 result'.A1:'Jaipur Prediction 1 result'.A1</svg:desc>
                </draw:g>
              </table:table-cell>
              <table:table-cell office:value-type="string">
                <text:p>Actual</text:p>
                <draw:g>
                  <svg:desc>'Jaipur Prediction 1 result'.C1:'Jaipur Prediction 1 resul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.623057493855">
                <text:p>153.623057493855</text:p>
                <draw:g>
                  <svg:desc>'Jaipur Prediction 1 result'.A2:'Jaipur Prediction 1 result'.A8</svg:desc>
                </draw:g>
              </table:table-cell>
              <table:table-cell office:value-type="float" office:value="98">
                <text:p>98</text:p>
                <draw:g>
                  <svg:desc>'Jaipur Prediction 1 result'.C2:'Jaipur Prediction 1 result'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.622995388291">
                <text:p>153.6229953882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.622865601633">
                <text:p>153.6228656016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.623263364996">
                <text:p>153.6232633649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.622049170403">
                <text:p>153.62204917040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.623696011693">
                <text:p>153.6236960116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.62220261125">
                <text:p>153.62220261125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